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officeooo:rsid="0018f859" officeooo:paragraph-rsid="0006594c" style:font-weight-asian="normal" style:font-weight-complex="normal"/>
    </style:style>
    <style:style style:name="P2" style:family="paragraph" style:parent-style-name="Standard">
      <style:text-properties fo:font-weight="normal" officeooo:rsid="0018e697" officeooo:paragraph-rsid="0006594c" style:font-weight-asian="normal" style:font-weight-complex="normal"/>
    </style:style>
    <style:style style:name="P3" style:family="paragraph" style:parent-style-name="Standard">
      <style:text-properties officeooo:rsid="00119b3e" officeooo:paragraph-rsid="0006594c"/>
    </style:style>
    <style:style style:name="P4" style:family="paragraph" style:parent-style-name="Standard">
      <style:text-properties fo:font-weight="bold" officeooo:rsid="0018e697" officeooo:paragraph-rsid="0006594c" style:font-weight-asian="bold" style:font-weight-complex="bold"/>
    </style:style>
    <style:style style:name="P5" style:family="paragraph" style:parent-style-name="Standard">
      <style:text-properties fo:font-weight="bold" officeooo:paragraph-rsid="0006594c" style:font-weight-asian="bold" style:font-weight-complex="bold"/>
    </style:style>
    <style:style style:name="P6" style:family="paragraph" style:parent-style-name="Standard">
      <style:text-properties officeooo:rsid="00155c77" officeooo:paragraph-rsid="0006594c"/>
    </style:style>
    <style:style style:name="P7" style:family="paragraph" style:parent-style-name="Standard">
      <style:text-properties officeooo:rsid="00155c77" officeooo:paragraph-rsid="00079fde"/>
    </style:style>
    <style:style style:name="P8" style:family="paragraph" style:parent-style-name="Standard">
      <style:text-properties fo:font-style="italic" officeooo:rsid="0017441f" officeooo:paragraph-rsid="0006594c" style:font-style-asian="italic" style:font-style-complex="italic"/>
    </style:style>
    <style:style style:name="P9" style:family="paragraph" style:parent-style-name="Standard">
      <style:text-properties fo:font-style="italic" style:text-underline-style="solid" style:text-underline-width="auto" style:text-underline-color="font-color" fo:font-weight="normal" officeooo:rsid="0018f859" officeooo:paragraph-rsid="0006594c" style:font-style-asian="italic" style:font-weight-asian="normal" style:font-style-complex="italic" style:font-weight-complex="normal"/>
    </style:style>
    <style:style style:name="P10" style:family="paragraph" style:parent-style-name="Standard">
      <style:text-properties officeooo:rsid="0017441f" officeooo:paragraph-rsid="0006594c"/>
    </style:style>
    <style:style style:name="P11" style:family="paragraph" style:parent-style-name="Standard">
      <style:text-properties officeooo:paragraph-rsid="0006594c"/>
    </style:style>
    <style:style style:name="P12" style:family="paragraph" style:parent-style-name="Preformatted_20_Text">
      <style:text-properties officeooo:rsid="00155c77" officeooo:paragraph-rsid="0006594c"/>
    </style:style>
    <style:style style:name="P13" style:family="paragraph" style:parent-style-name="Preformatted_20_Text">
      <style:paragraph-properties fo:margin-top="0in" fo:margin-bottom="0.1965in" loext:contextual-spacing="false"/>
      <style:text-properties officeooo:rsid="00119b3e" officeooo:paragraph-rsid="0006594c"/>
    </style:style>
    <style:style style:name="T1" style:family="text">
      <style:text-properties officeooo:rsid="0018f859"/>
    </style:style>
    <style:style style:name="T2" style:family="text">
      <style:text-properties officeooo:rsid="001377c5"/>
    </style:style>
    <style:style style:name="T3" style:family="text">
      <style:text-properties officeooo:rsid="001659db"/>
    </style:style>
    <style:style style:name="T4" style:family="text">
      <style:text-properties officeooo:rsid="0018e697"/>
    </style:style>
    <style:style style:name="T5" style:family="text">
      <style:text-properties officeooo:rsid="000659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5">Variational Quantum Classifier (VQC) Tutorial Demonstration</text:span></text:p>
      <text:p text:style-name="P3"/>
      <text:p text:style-name="P4">Summary</text:p>
      <text:p text:style-name="P3"/>
      <text:p text:style-name="P3">The goal is this project is to leverage quantum based <text:span text:style-name="T5">variational classifier</text:span> algorithm to train<text:span text:style-name="T2"> and test a VQC model on a custom EUDUSD analysis dataset and to compare the results of two feature mapping types. In particular, the objective of the VQC</text:span> <text:span text:style-name="T1">is to correctly classify EURUSD buy and sell positions. It is important to note that the initial data provided to the project is reduced to input dimensions via principal component analysis (PCA). We utilize the Qiskit Aqua code from the following Github repository for this project:</text:span></text:p>
      <text:p text:style-name="P3"/>
      <text:p text:style-name="P3"><text:a xlink:type="simple" xlink:href="https://github.com/Qiskit/qiskit-community-tutorials/blob/master/artificial_intelligence/vqc_feature_map_comparison.ipynb" text:style-name="Internet_20_link" text:visited-style-name="Visited_20_Internet_20_Link">https://github.com/Qiskit/qiskit-community-tutorials/blob/master/artificial_intelligence/vqc_feature_map_comparison.ipynb</text:a></text:p>
      <text:p text:style-name="P3"/>
      <text:p text:style-name="P6">There are two primary results from this tutorial:</text:p>
      <text:p text:style-name="P6"/>
      <text:p text:style-name="P7">1. <text:span text:style-name="T3">The test “accuracy” of the VQC model with RawFeatureVector feature mapping. The accuracy is a decimal value representing the percentage of classifications that were correct.</text:span></text:p>
      <text:p text:style-name="P3"/>
      <text:p text:style-name="P13">VQC accuracy with RawFeatureVector: <text:s/>0.4666666666666667</text:p>
      <text:p text:style-name="P3"/>
      <text:p text:style-name="P7">2. <text:span text:style-name="T3">The “testing accuracy”of the VQC model with </text:span>SecondOrderExpansion<text:span text:style-name="T3"> feature mapping. The accuracy is a decimal value representing the percentage of classifications that were correct.</text:span></text:p>
      <text:p text:style-name="P6"/>
      <text:p text:style-name="P12">Test accuracy with SecondOrderExpansion: <text:s/>0.36666666666666664</text:p>
      <text:p text:style-name="P12"/>
      <text:p text:style-name="P12"/>
      <text:p text:style-name="P5"><text:span text:style-name="T3">Background</text:span></text:p>
      <text:p text:style-name="P11"/>
      <text:p text:style-name="P8">Qiskit Aqua</text:p>
      <text:p text:style-name="P10"/>
      <text:p text:style-name="P11">“Aqua is where algorithms for quantum computers are built. These algorithms can be used to build applications for quantum computing. Aqua is accessible to domain experts in chemistry, optimization, finance and AI, who want to explore the benefits of using quantum computers as accelerators for specific computational tasks.”</text:p>
      <text:p text:style-name="P11"/>
      <text:p text:style-name="P8">Data</text:p>
      <text:p text:style-name="P11"/>
      <text:p text:style-name="P11">Our data comes from various sources that compile publicly available data. Our data sources include Bloomberg, TradingEconomics.com, and fred.stlouisfed.org. The data set includes several metrics on the US economy <text:span text:style-name="T4">and the </text:span>EU economy as well as values of EURUSD prices. Scored Values of the metrics were generated using excel. We also created a classification variable, Position, to determine whether a particular observation warranted a “buy”, “sell”, or “hold” position.</text:p>
      <text:p text:style-name="P11"/>
      <text:p text:style-name="P4">Jupyter Notebook</text:p>
      <text:p text:style-name="P4"/>
      <text:p text:style-name="P2">The jupyter notebook file for this tutorial is located at the following Github link:</text:p>
      <text:p text:style-name="P2"/>
      <text:p text:style-name="P2"><text:soft-page-break/></text:p>
      <text:p text:style-name="P2"/>
      <text:p text:style-name="P2">Additional github links that detail several of the methods specific to Qiskit Aqua algorithms utilized in this notebook are listed here:</text:p>
      <text:p text:style-name="P2"/>
      <text:p text:style-name="P11"><text:a xlink:type="simple" xlink:href="https://github.com/Qiskit/qiskit-aqua/blob/master/qiskit/aqua/algorithms/adaptive/vqc/vqc.py" text:style-name="Internet_20_link" text:visited-style-name="Visited_20_Internet_20_Link">https://github.com/Qiskit/qiskit-aqua/blob/master/qiskit/aqua/algorithms/adaptive/vqc/vqc.py</text:a></text:p>
      <text:p text:style-name="P11"/>
      <text:p text:style-name="P11"><text:a xlink:type="simple" xlink:href="https://github.com/Qiskit/qiskit-aqua/blob/master/qiskit/aqua/input/classification_input.py" text:style-name="Internet_20_link" text:visited-style-name="Visited_20_Internet_20_Link">https://github.com/Qiskit/qiskit-aqua/blob/master/qiskit/aqua/input/classification_input.py</text:a></text:p>
      <text:p text:style-name="P11"/>
      <text:p text:style-name="P11"><text:a xlink:type="simple" xlink:href="https://github.com/Qiskit/qiskit-aqua/blob/master/qiskit/aqua/components/feature_maps/raw_feature_vector.py" text:style-name="Internet_20_link" text:visited-style-name="Visited_20_Internet_20_Link">https://github.com/Qiskit/qiskit-aqua/blob/master/qiskit/aqua/components/feature_maps/raw_feature_vector.py</text:a></text:p>
      <text:p text:style-name="P11"/>
      <text:p text:style-name="P2"><text:a xlink:type="simple" xlink:href="https://github.com/Qiskit/qiskit-aqua/blob/master/qiskit/aqua/components/feature_maps/second_order_expansion.py" text:style-name="Internet_20_link" text:visited-style-name="Visited_20_Internet_20_Link">https://github.com/Qiskit/qiskit-aqua/blob/master/qiskit/aqua/components/feature_maps/second_order_expansion.py</text:a></text:p>
      <text:p text:style-name="P2"/>
      <text:p text:style-name="P2"/>
      <text:p text:style-name="P2"/>
      <text:p text:style-name="P2"/>
      <text:p text:style-name="P2"/>
      <text:p text:style-name="P9">Additional links to Qiskit Aqua references:</text:p>
      <text:p text:style-name="P1"/>
      <text:p text:style-name="P1"><text:a xlink:type="simple" xlink:href="https://qiskit.org/documentation/apidoc/aqua/aqua.html#qiskit.aqua.run_algorithm" text:style-name="Internet_20_link" text:visited-style-name="Visited_20_Internet_20_Link">https://qiskit.org/documentation/apidoc/aqua/aqua.html#qiskit.aqua.run_algorithm</text:a></text:p>
      <text:p text:style-name="P1"/>
      <text:p text:style-name="P1"><text:a xlink:type="simple" xlink:href="https://qiskit.org/documentation/apidoc/aqua/input/input.html#qiskit.aqua.input.ClassificationInput" text:style-name="Internet_20_link" text:visited-style-name="Visited_20_Internet_20_Link">https://qiskit.org/documentation/apidoc/aqua/input/input.html#qiskit.aqua.input.ClassificationInput</text: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3T12:50:34.980338034</meta:creation-date>
    <dc:date>2019-12-13T13:06:47.840131915</dc:date>
    <meta:editing-duration>PT5M20S</meta:editing-duration>
    <meta:editing-cycles>4</meta:editing-cycles>
    <meta:generator>LibreOffice/6.0.7.3$Linux_X86_64 LibreOffice_project/00m0$Build-3</meta:generator>
    <meta:document-statistic meta:table-count="0" meta:image-count="0" meta:object-count="0" meta:page-count="2" meta:paragraph-count="24" meta:word-count="336" meta:character-count="2921" meta:non-whitespace-character-count="2607"/>
  </office:meta>
</office:document-meta>
</file>